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kInfo.upd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kInfo.getXAEn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AEnvironment.XAEnvironment( LockManagerImpl lockMg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AEnvironment.getLockInfos( SessionImpl s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ockInfo.mayChang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kInfo.isUn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AEnvironment.addLockToken( String 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ckInfo.LockInfo( NodeImpl node , LockToken lockToken , boolean sessionScoped , boolean deep , String lock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AEnvironment.removeLockToken( String 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AEnvironment.isLocked( NodeImpl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AEnvironment.unlock( NodeImpl n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AEnvironment.differentXAEnv( AbstractLockInfo 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AEnvironment.getLockInfo( NodeImpl nod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LockInfo.LockInfo( NodeImpl node , AbstractLockInfo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AEnvironment.lock( NodeImpl node , boolean isDeep , boolean isSessionScope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AEnvironment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AEnvironment.prepar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XAEnvironment.rollback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ockInfo.und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AEnvironment.comm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